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, 'Courier New'" style:font-family-generic="modern"/>
    <style:font-face style:name="ZYSong180302" svg:font-family="ZYSong18030" style:font-family-generic="modern"/>
    <style:font-face style:name="Lohit Devanagari2" svg:font-family="'Lohit Devanagari'" style:font-pitch="variable"/>
    <style:font-face style:name="ZYSong180301" svg:font-family="ZYSong18030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none"/>
    </style:style>
    <style:style style:name="P3" style:family="paragraph" style:parent-style-name="Preformatted_20_Text">
      <style:text-properties style:text-underline-style="none" officeooo:rsid="0001c532" officeooo:paragraph-rsid="0001c532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text-underline-style="none" officeooo:rsid="0001c532" officeooo:paragraph-rsid="0001c532"/>
    </style:style>
    <style:style style:name="P8" style:family="paragraph" style:parent-style-name="Standard">
      <style:text-properties style:text-underline-style="none" officeooo:rsid="0003202d" officeooo:paragraph-rsid="0003202d"/>
    </style:style>
    <style:style style:name="P9" style:family="paragraph" style:parent-style-name="Standard">
      <style:text-properties style:text-underline-style="none" officeooo:rsid="0003479a" officeooo:paragraph-rsid="00045705"/>
    </style:style>
    <style:style style:name="P10" style:family="paragraph" style:parent-style-name="Standard">
      <style:text-properties style:text-underline-style="none" officeooo:paragraph-rsid="0005511e"/>
    </style:style>
    <style:style style:name="P11" style:family="paragraph" style:parent-style-name="Standard">
      <style:text-properties style:text-underline-style="none" officeooo:paragraph-rsid="00061569"/>
    </style:style>
    <style:style style:name="P1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officeooo:paragraph-rsid="0005511e"/>
    </style:style>
    <style:style style:name="P13" style:family="paragraph" style:parent-style-name="Standard">
      <style:paragraph-properties style:writing-mode="lr-tb"/>
      <style:text-properties style:text-underline-style="none" officeooo:rsid="0005511e" officeooo:paragraph-rsid="0005511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name-asian="Liberation Serif1" style:font-name-complex="Liberation Serif1"/>
    </style:style>
    <style:style style:name="T4" style:family="text">
      <style:text-properties style:font-name-asian="Liberation Mono"/>
    </style:style>
    <style:style style:name="T5" style:family="text">
      <style:text-properties officeooo:rsid="0003479a"/>
    </style:style>
    <style:style style:name="T6" style:family="text">
      <style:text-properties officeooo:rsid="00045705"/>
    </style:style>
    <style:style style:name="T7" style:family="text">
      <style:text-properties officeooo:rsid="0005511e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061569" style:font-size-asian="16pt" style:font-size-complex="16pt"/>
    </style:style>
    <style:style style:name="T11" style:family="text">
      <style:text-properties fo:font-size="16pt" officeooo:rsid="0006e10c" style:font-size-asian="16pt" style:font-size-complex="16pt"/>
    </style:style>
    <style:style style:name="T12" style:family="text">
      <style:text-properties officeooo:rsid="000615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tab/><text:tab/><text:tab/><text:span text:style-name="T9">Oblig 2 –</text:span><text:span text:style-name="T10"> Enk</text:span><text:span text:style-name="T11">el</text:span><text:span text:style-name="T10"> SQL</text:span><text:tab/><text:tab/><text:tab/><text:tab/><text:tab/><text:tab/><text:tab/><text:span text:style-name="T7">10/10-19</text:span></text:p>
      <text:p text:style-name="P10"><text:span text:style-name="T7"><text:tab/><text:tab/><text:tab/><text:tab/><text:tab/><text:tab/><text:tab/>- Mari Knutsdatter Myrvold -</text:span><text:tab/><text:tab/><text:tab/><text:tab/><text:tab/><text:tab/></text:p>
      <text:p text:style-name="P5"/>
      <text:p text:style-name="P6">1. <text:span text:style-name="T12">Ok.</text:span></text:p>
      <text:p text:style-name="P11">2. a) Timelister som er lagt inn for timeliste nr. 3:</text:p>
      <text:p text:style-name="P5"/>
      <text:p text:style-name="P6">marikmy=&gt; select * from timelistelinje where timelistenr = 3;</text:p>
      <text:p text:style-name="Standard"><text:span text:style-name="T3"><text:s/></text:span><text:span text:style-name="T2">timelistenr | linjenr | startdato <text:s/>| starttid | sluttid <text:s/>| pause | beskrivelse </text:span></text:p>
      <text:p text:style-name="P6">-------------+---------+------------+----------+----------+-------+-------------</text:p>
      <text:p text:style-name="Standard"><text:span text:style-name="T3"><text:s text:c="11"/></text:span><text:span text:style-name="T2">3 | <text:s text:c="6"/>1 | 2016-07-01 | 15:00:00 | 16:00:00 | <text:s text:c="6"/>| Test 1</text:span></text:p>
      <text:p text:style-name="Standard"><text:span text:style-name="T3"><text:s text:c="11"/></text:span><text:span text:style-name="T2">3 | <text:s text:c="6"/>2 | 2016-07-04 | 13:15:00 | 17:00:00 | <text:s text:c="3"/>40 | Test 2</text:span></text:p>
      <text:p text:style-name="Standard"><text:span text:style-name="T3"><text:s text:c="11"/></text:span><text:span text:style-name="T2">3 | <text:s text:c="6"/>3 | 2016-07-04 | 22:00:00 | 01:00:00 | <text:s text:c="3"/>30 | Test 3</text:span></text:p>
      <text:p text:style-name="Standard"><text:span text:style-name="T3"><text:s text:c="11"/></text:span><text:span text:style-name="T2">3 | <text:s text:c="6"/>4 | 2016-07-05 | 14:00:00 | 18:00:00 | <text:s text:c="6"/>| Test 4</text:span></text:p>
      <text:p text:style-name="Standard"><text:span text:style-name="T3"><text:s text:c="11"/></text:span><text:span text:style-name="T2">3 | <text:s text:c="6"/>5 | 2016-07-06 | 10:00:00 | 16:50:00 | <text:s text:c="3"/>55 | Test 5</text:span></text:p>
      <text:p text:style-name="Standard"><text:span text:style-name="T3"><text:s text:c="11"/></text:span><text:span text:style-name="T2">3 | <text:s text:c="6"/>6 | 2016-07-07 | 10:00:00 | 12:00:00 | <text:s text:c="6"/>| Test 6</text:span></text:p>
      <text:p text:style-name="Standard"><text:span text:style-name="T3"><text:s text:c="11"/></text:span><text:span text:style-name="T2">3 | <text:s text:c="6"/>7 | 2016-07-07 | 15:00:00 | 18:00:00 | <text:s text:c="3"/>20 | Test 7</text:span></text:p>
      <text:p text:style-name="Standard"><text:span text:style-name="T3"><text:s text:c="11"/></text:span><text:span text:style-name="T2">3 | <text:s text:c="6"/>8 | 2016-07-08 | 13:00:00 | 13:50:00 | <text:s text:c="6"/>| Test 8</text:span></text:p>
      <text:p text:style-name="Standard"><text:span text:style-name="T3"><text:s text:c="11"/></text:span><text:span text:style-name="T2">3 | <text:s text:c="6"/>9 | 2016-07-09 | 22:00:00 | 03:00:00 | <text:s text:c="3"/>25 | Retesting</text:span></text:p>
      <text:p text:style-name="P6">(9 rows)</text:p>
      <text:p text:style-name="P5"/>
      <text:p text:style-name="P5"/>
      <text:p text:style-name="P6">b) Hvor mange timelister det er:</text:p>
      <text:p text:style-name="P5"/>
      <text:p text:style-name="P1">marikmy=&gt; select max(timelistenr) from timelistelinje;</text:p>
      <text:p text:style-name="Preformatted_20_Text"><text:span text:style-name="T4"><text:s/></text:span>max </text:p>
      <text:p text:style-name="Preformatted_20_Text">-----</text:p>
      <text:p text:style-name="Preformatted_20_Text"><text:span text:style-name="T4"><text:s text:c="3"/></text:span>7</text:p>
      <text:p text:style-name="P4">(1 row)</text:p>
      <text:p text:style-name="P5"/>
      <text:p text:style-name="P6">c) Hvor mange timelister som det ikke er utbetalt penger for:</text:p>
      <text:p text:style-name="P6"/>
      <text:p text:style-name="P2">marikmy=&gt; select count(*) from timeliste where utbetalt is null;</text:p>
      <text:p text:style-name="Preformatted_20_Text"><text:span text:style-name="T4"><text:s/></text:span>count </text:p>
      <text:p text:style-name="Preformatted_20_Text">-------</text:p>
      <text:p text:style-name="Preformatted_20_Text"><text:span text:style-name="T4"><text:s text:c="5"/></text:span>3</text:p>
      <text:p text:style-name="P4">(1 row)</text:p>
      <text:p text:style-name="P6"/>
      <text:p text:style-name="Standard"><text:span text:style-name="T2">d) Antall timelistelinjer og antall timelistelinjer med en pauseverdi:</text:span></text:p>
      <text:p text:style-name="P6"/>
      <text:p text:style-name="P2">marikmy=&gt; select count(linjenr) as l, count(pause) as p from timelistelinje;</text:p>
      <text:p text:style-name="Preformatted_20_Text"><text:s/>l <text:s/>| p <text:s/></text:p>
      <text:p text:style-name="Preformatted_20_Text">----+----</text:p>
      <text:p text:style-name="Preformatted_20_Text"><text:s/>34 | 12</text:p>
      <text:p text:style-name="P4">(1 row)</text:p>
      <text:p text:style-name="P6"/>
      <text:p text:style-name="P6">e) Antall timelistelinjer som ikke har en pauseverdi:</text:p>
      <text:p text:style-name="P6"/>
      <text:p text:style-name="P2">marikmy=&gt; select count(*) from timelistelinje where pause is null;</text:p>
      <text:p text:style-name="Preformatted_20_Text"><text:span text:style-name="T4"><text:s/></text:span>count </text:p>
      <text:p text:style-name="Preformatted_20_Text">-------</text:p>
      <text:p text:style-name="Preformatted_20_Text"><text:span text:style-name="T4"><text:s text:c="4"/></text:span>22</text:p>
      <text:p text:style-name="P4">(1 row)</text:p>
      <text:p text:style-name="P6"><text:soft-page-break/></text:p>
      <text:p text:style-name="P6">3. a) Antall timer som det ikke er utbetalt penger for:</text:p>
      <text:p text:style-name="P6"/>
      <text:p text:style-name="P2">marikmy=&gt; select distinct sum(varighet/60) as timer from timeliste, varighet where timeliste.utbetalt is null;</text:p>
      <text:p text:style-name="Preformatted_20_Text"><text:s/>timer </text:p>
      <text:p text:style-name="Preformatted_20_Text">-------</text:p>
      <text:p text:style-name="Preformatted_20_Text"><text:s text:c="3"/>201</text:p>
      <text:p text:style-name="P4">(1 row)</text:p>
      <text:p text:style-name="P6"/>
      <text:p text:style-name="P7">b) Timelister som har en timelistelinje med en beskrivelse som inneholder ’test’ eller ’Test’ (uten duplikater):</text:p>
      <text:p text:style-name="P7"/>
      <text:p text:style-name="P3">marikmy=&gt; select distinct timelistenr from timelistelinje where beskrivelse like &amp;apos;%test%&amp;apos; or beskrivelse like &amp;apos;%Test%&amp;apos; group by timelistenr;</text:p>
      <text:p text:style-name="Preformatted_20_Text"><text:s/>timelistenr </text:p>
      <text:p text:style-name="Preformatted_20_Text">-------------</text:p>
      <text:p text:style-name="Preformatted_20_Text"><text:s text:c="11"/>3</text:p>
      <text:p text:style-name="Preformatted_20_Text"><text:s text:c="11"/>4</text:p>
      <text:p text:style-name="Preformatted_20_Text"><text:s text:c="11"/>7</text:p>
      <text:p text:style-name="P4">(3 rows)</text:p>
      <text:p text:style-name="P7"/>
      <text:p text:style-name="P7">c) Penger som har blitt utbetalt, hvis man blir utbetalt 200 kr per time:</text:p>
      <text:p text:style-name="P7"/>
      <text:p text:style-name="P3">marikmy=&gt; select distinct sum(varighet/60)*200 as utbetalt from timeliste, varighet where timeliste.utbetalt is not null;</text:p>
      <text:p text:style-name="Preformatted_20_Text"><text:s/>utbetalt </text:p>
      <text:p text:style-name="Preformatted_20_Text">----------</text:p>
      <text:p text:style-name="Preformatted_20_Text"><text:s text:c="4"/>67000</text:p>
      <text:p text:style-name="P4">(1 row)</text:p>
      <text:p text:style-name="P7"/>
      <text:p text:style-name="P7"/>
      <text:p text:style-name="P8">4. <text:span text:style-name="T5">a) De to spørringene gir ikke likt svar, fordi NATURAL JOIN i den første spørringen kun returnerer rader i de to tabellene hvor verdien for de felles kolonnene, i dette tilfellet ’timelistenr’ og ’beskrivelse’ er like. I den andre spørringen returnerer INNER JOIN alle rader hvor kun verdien i ’timelistenr’ er lik for begge tabellene.</text:span></text:p>
      <text:p text:style-name="P9"/>
      <text:p text:style-name="P13">b) De to spørringene gir likt svar fordi tabellene ’verdier’ og ’timeliste’ har kun en felles attributt/kolonnenavn; ’timelistenr’, og NATURAL JOIN fører derfor til at kun timelistenummeret som er likt for begge tabellene returneres, på samme måte som INNER JOIN i den andre spørringen fører til at kolonnen ’timelistenr’, som er likt for begge tabellene, slås sa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, 'Courier New'" style:font-family-generic="modern"/>
    <style:font-face style:name="ZYSong180302" svg:font-family="ZYSong18030" style:font-family-generic="modern"/>
    <style:font-face style:name="Lohit Devanagari2" svg:font-family="'Lohit Devanagari'" style:font-pitch="variable"/>
    <style:font-face style:name="ZYSong180301" svg:font-family="ZYSong18030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ZYSong18030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font-name-asian="ZYSong18030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ZYSong180301" style:font-family-asian="ZYSong18030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ZYSong180301" style:font-family-asian="ZYSong18030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ZYSong180302" style:font-family-asian="ZYSong18030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6:23:11.530200100</meta:creation-date>
    <dc:date>2019-10-09T17:49:17.446860016</dc:date>
    <meta:editing-cycles>9</meta:editing-cycles>
    <meta:editing-duration>PT1H33M44S</meta:editing-duration>
    <meta:generator>LibreOffice/5.3.6.1$Linux_X86_64 LibreOffice_project/30$Build-1</meta:generator>
    <meta:document-statistic meta:table-count="0" meta:image-count="0" meta:object-count="0" meta:page-count="2" meta:paragraph-count="63" meta:word-count="482" meta:character-count="3093" meta:non-whitespace-character-count="2389"/>
  </office:meta>
</office:document-meta>
</file>